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stem-ui" svg:font-family="system-ui, 'Segoe UI', roboto, 'Noto Sans', oxygen, ubuntu, cantarell, 'Fira Sans', 'Droid Sans', 'Helvetica Neue', arial, sans-serif, 'Apple Color Emoji', 'Segoe UI Emoji', 'Segoe UI Symbol'"/>
    <style:font-face style:name="var font-family-mono" svg:font-family="'var font-family-mono'"/>
  </office:font-face-decls>
  <office:automatic-styles>
    <style:style style:name="P1" style:family="paragraph" style:parent-style-name="Preformatted_20_Text">
      <style:paragraph-properties fo:line-height="166%" fo:orphans="2" fo:widows="2" fo:padding="0cm" fo:border="none"/>
      <style:text-properties fo:font-variant="normal" fo:text-transform="none" fo:color="#14141f" loext:opacity="100%" style:font-name="var font-family-mono" fo:font-size="10.5pt" fo:letter-spacing="normal" fo:font-style="normal" fo:font-weight="bold"/>
    </style:style>
    <style:style style:name="P2" style:family="paragraph" style:parent-style-name="Preformatted_20_Text">
      <style:paragraph-properties fo:margin-top="0cm" fo:margin-bottom="0.499cm" style:contextual-spacing="false" fo:line-height="166%" fo:orphans="2" fo:widows="2" fo:padding="0cm" fo:border="none"/>
      <style:text-properties fo:font-variant="normal" fo:text-transform="none" fo:color="#14141f" loext:opacity="100%" style:font-name="var font-family-mono" fo:font-size="10.5pt" fo:letter-spacing="normal" fo:font-style="normal" fo:font-weight="bold"/>
    </style:style>
    <style:style style:name="P3" style:family="paragraph" style:parent-style-name="Preformatted_20_Text">
      <style:paragraph-properties fo:line-height="166%" fo:orphans="2" fo:widows="2" fo:padding="0cm" fo:border="none"/>
      <style:text-properties fo:font-variant="normal" fo:text-transform="none" fo:color="#14141f" loext:opacity="100%" fo:letter-spacing="normal"/>
    </style:style>
    <style:style style:name="P4" style:family="paragraph" style:parent-style-name="Preformatted_20_Text">
      <style:paragraph-properties fo:line-height="166%" fo:orphans="2" fo:widows="2" fo:padding="0cm" fo:border="none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</style:style>
    <style:style style:name="P6" style:family="paragraph" style:parent-style-name="Standard">
      <style:paragraph-properties fo:orphans="3"/>
    </style:style>
    <style:style style:name="T1" style:family="text">
      <style:text-properties style:text-line-through-style="none" style:text-line-through-type="none" style:font-name="var font-family-mono" style:text-underline-style="none" fo:font-weight="bold" style:text-blinking="false" fo:background-color="transparent" loext:char-shading-value="0" loext:padding="0cm" loext:border="none"/>
    </style:style>
    <style:style style:name="T2" style:family="text">
      <style:text-properties style:font-name="var font-family-mono" fo:font-weight="bold"/>
    </style:style>
    <style:style style:name="T3" style:family="text">
      <style:text-properties style:font-name="var font-family-mono" fo:font-size="10.5pt" fo:font-style="normal" fo:font-weight="bold"/>
    </style:style>
    <style:style style:name="T4" style:family="text">
      <style:text-properties fo:font-variant="normal" fo:text-transform="none" fo:color="#14141f" loext:opacity="100%" style:font-name="var font-family-mono" fo:font-size="10.5pt" fo:letter-spacing="normal" fo:font-style="normal" fo:font-weight="bold"/>
    </style:style>
    <style:style style:name="T5" style:family="text">
      <style:text-properties fo:font-variant="normal" fo:text-transform="none" fo:color="#14141f" loext:opacity="100%" style:font-name="var font-family-mono" fo:font-size="10.5pt" fo:letter-spacing="normal" fo:font-style="normal" style:text-underline-style="solid" style:text-underline-width="auto" style:text-underline-color="font-color" fo:font-weight="bold"/>
    </style:style>
    <style:style style:name="T6" style:family="text">
      <style:text-properties fo:font-variant="normal" fo:text-transform="none" fo:color="#14141f" loext:opacity="100%" style:text-line-through-style="none" style:text-line-through-type="none" style:font-name="var font-family-mono" fo:font-size="10.5pt" fo:letter-spacing="normal" fo:font-style="normal" style:text-underline-style="none" fo:font-weight="bold" style:text-blinking="false" fo:background-color="transparent" loext:char-shading-value="0" loext:padding="0cm" loext:border="none"/>
    </style:style>
    <style:style style:name="T7" style:family="text">
      <style:text-properties fo:font-variant="normal" fo:text-transform="none" fo:color="#14141f" loext:opacity="100%" fo:letter-spacing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page-body">
        <text:section text:style-name="Sect1" text:name="main-panel">
          <text:p text:style-name="P5"><text:span text:style-name="T2">Started by user </text:span><text:a xlink:type="simple" xlink:href="http://158.160.104.118:8080/user/cloud-user" text:style-name="Internet_20_link" text:visited-style-name="Visited_20_Internet_20_Link"><text:span text:style-name="T1">cloud-user</text:span></text:a></text:p>
          <text:p text:style-name="P1">Running as SYSTEM</text:p>
          <text:p text:style-name="P5"><text:span text:style-name="T4">Building remotely on </text:span><text:a xlink:type="simple" xlink:href="http://158.160.104.118:8080/computer/agent" text:style-name="Internet_20_link" text:visited-style-name="Visited_20_Internet_20_Link"><text:span text:style-name="T6">agent</text:span></text:a><text:span text:style-name="T4"> (linux ansible) in workspace /opt/jenkins_agent/workspace/vector-role</text:span></text:p>
          <text:p text:style-name="P1">The recommended git tool is: NONE</text:p>
          <text:p text:style-name="P1">using credential 0e814440-356b-4a1a-bb9c-484cc57e3532</text:p>
          <text:p text:style-name="P3"><text:s/><text:span text:style-name="T3">&gt; git rev-parse --resolve-git-dir /opt/jenkins_agent/workspace/vector-role/.git # timeout=10</text:span></text:p>
          <text:p text:style-name="P1">Fetching changes from the remote Git repository</text:p>
          <text:p text:style-name="P4"><text:span text:style-name="T7"><text:s/></text:span><text:span text:style-name="T4">&gt; git config remote.origin.url </text:span><text:a xlink:type="simple" xlink:href="https://github.com/george25031996/vector-role.git" text:style-name="Internet_20_link" text:visited-style-name="Visited_20_Internet_20_Link"><text:span text:style-name="T5">https://github.com/george25031996/vector-role.git</text:span></text:a><text:span text:style-name="T4"> # timeout=10</text:span></text:p>
          <text:p text:style-name="P4"><text:span text:style-name="T4">Fetching upstream changes from </text:span><text:a xlink:type="simple" xlink:href="https://github.com/george25031996/vector-role.git" text:style-name="Internet_20_link" text:visited-style-name="Visited_20_Internet_20_Link"><text:span text:style-name="T5">https://github.com/george25031996/vector-role.git</text:span></text:a></text:p>
          <text:p text:style-name="P3"><text:s/><text:span text:style-name="T3">&gt; git --version # timeout=10</text:span></text:p>
          <text:p text:style-name="P3"><text:s/><text:span text:style-name="T3">&gt; git --version # 'git version 2.39.3'</text:span></text:p>
          <text:p text:style-name="P1">using GIT_SSH to set credentials </text:p>
          <text:p text:style-name="P1">[INFO] Currently running in a labeled security context</text:p>
          <text:p text:style-name="P1">[INFO] Currently SELinux is 'enforcing' on the host</text:p>
          <text:p text:style-name="P3"><text:s/><text:span text:style-name="T3">&gt; /usr/bin/chcon --type=ssh_home_t /opt/jenkins_agent/workspace/vector-role@tmp/jenkins-gitclient-ssh2919395019108200958.key</text:span></text:p>
          <text:p text:style-name="P1">Verifying host key using known hosts file, will automatically accept unseen keys</text:p>
          <text:p text:style-name="P4"><text:span text:style-name="T7"><text:s/></text:span><text:span text:style-name="T4">&gt; git fetch --tags --force --progress -- </text:span><text:a xlink:type="simple" xlink:href="https://github.com/george25031996/vector-role.git" text:style-name="Internet_20_link" text:visited-style-name="Visited_20_Internet_20_Link"><text:span text:style-name="T5">https://github.com/george25031996/vector-role.git</text:span></text:a><text:span text:style-name="T4"> +refs/heads/*:refs/remotes/origin/* # timeout=10</text:span></text:p>
          <text:p text:style-name="P3"><text:s/><text:span text:style-name="T3">&gt; git rev-parse refs/remotes/origin/main^{commit} # timeout=10</text:span></text:p>
          <text:p text:style-name="P1">Checking out Revision 0fe3332090b7858c9e0921aa039419d24dfc1e45 (refs/remotes/origin/main)</text:p>
          <text:p text:style-name="P3"><text:s/><text:span text:style-name="T3">&gt; git config core.sparsecheckout # timeout=10</text:span></text:p>
          <text:p text:style-name="P3"><text:s/><text:span text:style-name="T3">&gt; git checkout -f 0fe3332090b7858c9e0921aa039419d24dfc1e45 # timeout=10</text:span></text:p>
          <text:p text:style-name="P1">Commit message: "11111111111111"</text:p>
          <text:p text:style-name="P3"><text:s/><text:span text:style-name="T3">&gt; git rev-list --no-walk 1dc78e4bafde0e6c80275572fb2eb5d5da4b1ede # timeout=10</text:span></text:p>
          <text:p text:style-name="P1">[vector-role] $ /bin/sh -xe /tmp/jenkins14356600553812591287.sh</text:p>
          <text:p text:style-name="P1">+ molecule --version</text:p>
          <text:p text:style-name="P1">/usr/local/lib/python3.6/site-packages/requests/__init__.py:104: RequestsDependencyWarning: urllib3 (1.26.16) or chardet <text:soft-page-break/>(5.0.0)/charset_normalizer (2.0.12) doesn't match a supported version!</text:p>
          <text:p text:style-name="P3"><text:s text:c="2"/><text:span text:style-name="T3">RequestsDependencyWarning)</text:span></text:p>
          <text:p text:style-name="P1">[DEPRECATION WARNING]: Ansible will require Python 3.8 or newer on the </text:p>
          <text:p text:style-name="P1">controller starting with Ansible 2.12. Current version: 3.6.8 (default, Jun 26 </text:p>
          <text:p text:style-name="P1">2023, 20:26:30) [GCC 8.5.0 20210514 (Red Hat 8.5.0-20)]. This feature will be </text:p>
          <text:p text:style-name="P1">removed from ansible-core in version 2.12. Deprecation warnings can be disabled</text:p>
          <text:p text:style-name="P3"><text:s/><text:span text:style-name="T3">by setting deprecation_warnings=False in ansible.cfg.</text:span></text:p>
          <text:p text:style-name="P1">/usr/local/lib/python3.6/site-packages/ansible/parsing/vault/__init__.py:44: CryptographyDeprecationWarning: Python 3.6 is no longer supported by the Python core team. Therefore, support for it is deprecated in cryptography. The next release of cryptography will remove support for Python 3.6.</text:p>
          <text:p text:style-name="P3"><text:s text:c="2"/><text:span text:style-name="T3">from cryptography.exceptions import InvalidSignature</text:span></text:p>
          <text:p text:style-name="P1">molecule 3.5.2 using python 3.6 </text:p>
          <text:p text:style-name="P3"><text:s text:c="4"/><text:span text:style-name="T3">ansible:2.11.12</text:span></text:p>
          <text:p text:style-name="P3"><text:s text:c="4"/><text:span text:style-name="T3">delegated:3.5.2 from molecule</text:span></text:p>
          <text:p text:style-name="P3"><text:s text:c="4"/><text:span text:style-name="T3">docker:1.1.0 from molecule_docker requiring collections: community.docker&gt;=1.9.1</text:span></text:p>
          <text:p text:style-name="P1">+ molecule test -s centos7</text:p>
          <text:p text:style-name="P1">/usr/local/lib/python3.6/site-packages/requests/__init__.py:104: RequestsDependencyWarning: urllib3 (1.26.16) or chardet (5.0.0)/charset_normalizer (2.0.12) doesn't match a supported version!</text:p>
          <text:p text:style-name="P3"><text:s text:c="2"/><text:span text:style-name="T3">RequestsDependencyWarning)</text:span></text:p>
          <text:p text:style-name="P1">[DEPRECATION WARNING]: Ansible will require Python 3.8 or newer on the </text:p>
          <text:p text:style-name="P1">controller starting with Ansible 2.12. Current version: 3.6.8 (default, Jun 26 </text:p>
          <text:p text:style-name="P1">2023, 20:26:30) [GCC 8.5.0 20210514 (Red Hat 8.5.0-20)]. This feature will be </text:p>
          <text:p text:style-name="P1">removed from ansible-core in version 2.12. Deprecation warnings can be disabled</text:p>
          <text:p text:style-name="P3"><text:s/><text:span text:style-name="T3">by setting deprecation_warnings=False in ansible.cfg.</text:span></text:p>
          <text:p text:style-name="P1">/usr/local/lib/python3.6/site-packages/ansible/parsing/vault/__init__.py:44: CryptographyDeprecationWarning: Python 3.6 is no longer supported by the Python core team. Therefore, support for it is deprecated in cryptography. The next release of cryptography will remove support for Python 3.6.</text:p>
          <text:p text:style-name="P3"><text:s text:c="2"/><text:span text:style-name="T3">from cryptography.exceptions import InvalidSignature</text:span></text:p>
          <text:p text:style-name="P1"><text:soft-page-break/>INFO <text:s text:c="4"/>centos7 scenario test matrix: dependency, lint, cleanup, destroy, syntax, create, prepare, converge, idempotence, side_effect, verify, cleanup, destroy</text:p>
          <text:p text:style-name="P1">INFO <text:s text:c="4"/>Performing prerun...</text:p>
          <text:p text:style-name="P1">INFO <text:s text:c="4"/>Set ANSIBLE_LIBRARY=/home/jenkins/.cache/ansible-compat/8cb146/modules:/home/jenkins/.ansible/plugins/modules:/usr/share/ansible/plugins/modules</text:p>
          <text:p text:style-name="P1">INFO <text:s text:c="4"/>Set ANSIBLE_COLLECTIONS_PATH=/home/jenkins/.cache/ansible-compat/8cb146/collections:/home/jenkins/.ansible/collections:/usr/share/ansible/collections</text:p>
          <text:p text:style-name="P1">INFO <text:s text:c="4"/>Set ANSIBLE_ROLES_PATH=/home/jenkins/.cache/ansible-compat/8cb146/roles:/home/jenkins/.ansible/roles:/usr/share/ansible/roles:/etc/ansible/roles</text:p>
          <text:p text:style-name="P1">INFO <text:s text:c="4"/>Running centos7 &gt; dependency</text:p>
          <text:p text:style-name="P1">WARNING <text:s/>Skipping, missing the requirements file.</text:p>
          <text:p text:style-name="P1">WARNING <text:s/>Skipping, missing the requirements file.</text:p>
          <text:p text:style-name="P1">INFO <text:s text:c="4"/>Running centos7 &gt; lint</text:p>
          <text:p text:style-name="P1">INFO <text:s text:c="4"/>Lint is disabled.</text:p>
          <text:p text:style-name="P1">INFO <text:s text:c="4"/>Running centos7 &gt; cleanup</text:p>
          <text:p text:style-name="P1">WARNING <text:s/>Skipping, cleanup playbook not configured.</text:p>
          <text:p text:style-name="P1">INFO <text:s text:c="4"/>Running centos7 &gt; destroy</text:p>
          <text:p text:style-name="P1">INFO <text:s text:c="4"/>Sanity checks: 'docker'</text:p>
          <text:p text:style-name="P1">[DEPRECATION WARNING]: Ansible will require Python 3.8 or newer on the</text:p>
          <text:p text:style-name="P1">controller starting with Ansible 2.12. Current version: 3.6.8 (default, Jun 26</text:p>
          <text:p text:style-name="P1">2023, 20:26:30) [GCC 8.5.0 20210514 (Red Hat 8.5.0-20)]. This feature will be</text:p>
          <text:p text:style-name="P1">removed from ansible-core in version 2.12. Deprecation warnings can be disabled</text:p>
          <text:p text:style-name="P3"><text:s/><text:span text:style-name="T3">by setting deprecation_warnings=False in ansible.cfg.</text:span></text:p>
          <text:p text:style-name="P4"/>
          <text:p text:style-name="P1">PLAY [Destroy] *****************************************************************</text:p>
          <text:p text:style-name="P4"/>
          <text:p text:style-name="P1">TASK [Destroy molecule instance(s)] ********************************************</text:p>
          <text:p text:style-name="P1">/usr/local/lib/python3.6/site-packages/ansible/parsing/vault/__init__.py:44: CryptographyDeprecationWarning: Python 3.6 is no longer supported by the Python core team. Therefore, support for it is deprecated in cryptography. The next release of cryptography will remove support for Python 3.6.</text:p>
          <text:p text:style-name="P3"><text:s text:c="2"/><text:span text:style-name="T3">from cryptography.exceptions import InvalidSignature</text:span></text:p>
          <text:p text:style-name="P1"><text:soft-page-break/>changed: [localhost] =&gt; (item=instance)</text:p>
          <text:p text:style-name="P4"/>
          <text:p text:style-name="P1">TASK [Wait for instance(s) deletion to complete] *******************************</text:p>
          <text:p text:style-name="P1">FAILED - RETRYING: Wait for instance(s) deletion to complete (300 retries left).</text:p>
          <text:p text:style-name="P1">ok: [localhost] =&gt; (item=instance)</text:p>
          <text:p text:style-name="P4"/>
          <text:p text:style-name="P1">TASK [Delete docker networks(s)] ***********************************************</text:p>
          <text:p text:style-name="P4"/>
          <text:p text:style-name="P1">PLAY RECAP *********************************************************************</text:p>
          <text:p text:style-name="P1">localhost <text:s text:c="17"/>: ok=2 <text:s text:c="3"/>changed=1 <text:s text:c="3"/>unreachable=0 <text:s text:c="3"/>failed=0 <text:s text:c="3"/>skipped=1 <text:s text:c="3"/>rescued=0 <text:s text:c="3"/>ignored=0</text:p>
          <text:p text:style-name="P4"/>
          <text:p text:style-name="P1">INFO <text:s text:c="4"/>Running centos7 &gt; syntax</text:p>
          <text:p text:style-name="P1">[DEPRECATION WARNING]: Ansible will require Python 3.8 or newer on the</text:p>
          <text:p text:style-name="P1">controller starting with Ansible 2.12. Current version: 3.6.8 (default, Jun 26</text:p>
          <text:p text:style-name="P1">2023, 20:26:30) [GCC 8.5.0 20210514 (Red Hat 8.5.0-20)]. This feature will be</text:p>
          <text:p text:style-name="P1">removed from ansible-core in version 2.12. Deprecation warnings can be disabled</text:p>
          <text:p text:style-name="P3"><text:s/><text:span text:style-name="T3">by setting deprecation_warnings=False in ansible.cfg.</text:span></text:p>
          <text:p text:style-name="P4"/>
          <text:p text:style-name="P1">playbook: /opt/jenkins_agent/workspace/vector-role/molecule/centos7/converge.yml</text:p>
          <text:p text:style-name="P1">/usr/local/lib/python3.6/site-packages/ansible/parsing/vault/__init__.py:44: CryptographyDeprecationWarning: Python 3.6 is no longer supported by the Python core team. Therefore, support for it is deprecated in cryptography. The next release of cryptography will remove support for Python 3.6.</text:p>
          <text:p text:style-name="P3"><text:s text:c="2"/><text:span text:style-name="T3">from cryptography.exceptions import InvalidSignature</text:span></text:p>
          <text:p text:style-name="P1">INFO <text:s text:c="4"/>Running centos7 &gt; create</text:p>
          <text:p text:style-name="P1">[DEPRECATION WARNING]: Ansible will require Python 3.8 or newer on the</text:p>
          <text:p text:style-name="P1">controller starting with Ansible 2.12. Current version: 3.6.8 (default, Jun 26</text:p>
          <text:p text:style-name="P1">2023, 20:26:30) [GCC 8.5.0 20210514 (Red Hat 8.5.0-20)]. This feature will be</text:p>
          <text:p text:style-name="P1">removed from ansible-core in version 2.12. Deprecation warnings can be disabled</text:p>
          <text:p text:style-name="P3"><text:s/><text:span text:style-name="T3">by setting deprecation_warnings=False in ansible.cfg.</text:span></text:p>
          <text:p text:style-name="P4"/>
          <text:p text:style-name="P1">PLAY [Create] ******************************************************************</text:p>
          <text:p text:style-name="P4"><text:soft-page-break/></text:p>
          <text:p text:style-name="P1">TASK [Log into a Docker registry] **********************************************</text:p>
          <text:p text:style-name="P1">/usr/local/lib/python3.6/site-packages/ansible/parsing/vault/__init__.py:44: CryptographyDeprecationWarning: Python 3.6 is no longer supported by the Python core team. Therefore, support for it is deprecated in cryptography. The next release of cryptography will remove support for Python 3.6.</text:p>
          <text:p text:style-name="P3"><text:s text:c="2"/><text:span text:style-name="T3">from cryptography.exceptions import InvalidSignature</text:span></text:p>
          <text:p text:style-name="P1">skipping: [localhost] =&gt; (item=None)</text:p>
          <text:p text:style-name="P1">skipping: [localhost]</text:p>
          <text:p text:style-name="P4"/>
          <text:p text:style-name="P1">TASK [Check presence of custom Dockerfiles] ************************************</text:p>
          <text:p text:style-name="P1">ok: [localhost] =&gt; (item={'image': 'docker.io/pycontribs/centos:7', 'name': 'instance', 'pre_build_image': True})</text:p>
          <text:p text:style-name="P4"/>
          <text:p text:style-name="P1">TASK [Create Dockerfiles from image names] *************************************</text:p>
          <text:p text:style-name="P1">skipping: [localhost] =&gt; (item={'image': 'docker.io/pycontribs/centos:7', 'name': 'instance', 'pre_build_image': True})</text:p>
          <text:p text:style-name="P4"/>
          <text:p text:style-name="P1">TASK [Discover local Docker images] ********************************************</text:p>
          <text:p text:style-name="P1">ok: [localhost] =&gt; (item={'changed': False, 'skipped': True, 'skip_reason': 'Conditional result was False', 'item': {'image': 'docker.io/pycontribs/centos:7', 'name': 'instance', 'pre_build_image': True}, 'ansible_loop_var': 'item', 'i': 0, 'ansible_index_var': 'i'})</text:p>
          <text:p text:style-name="P4"/>
          <text:p text:style-name="P1">TASK [Build an Ansible compatible image (new)] *********************************</text:p>
          <text:p text:style-name="P1">skipping: [localhost] =&gt; (item=molecule_local/docker.io/pycontribs/centos:7)</text:p>
          <text:p text:style-name="P4"/>
          <text:p text:style-name="P1">TASK [Create docker network(s)] ************************************************</text:p>
          <text:p text:style-name="P4"/>
          <text:p text:style-name="P1">TASK [Determine the CMD directives] ********************************************</text:p>
          <text:p text:style-name="P1">ok: [localhost] =&gt; (item={'image': 'docker.io/pycontribs/centos:7', 'name': 'instance', 'pre_build_image': True})</text:p>
          <text:p text:style-name="P4"/>
          <text:p text:style-name="P1">TASK [Create molecule instance(s)] *********************************************</text:p>
          <text:p text:style-name="P1">changed: [localhost] =&gt; (item=instance)</text:p>
          <text:p text:style-name="P4"/>
          <text:p text:style-name="P1"><text:soft-page-break/>TASK [Wait for instance(s) creation to complete] *******************************</text:p>
          <text:p text:style-name="P1">FAILED - RETRYING: Wait for instance(s) creation to complete (300 retries left).</text:p>
          <text:p text:style-name="P1">changed: [localhost] =&gt; (item={'started': 1, 'finished': 0, 'ansible_job_id': '999377583060.30923', 'results_file': '/home/jenkins/.ansible_async/999377583060.30923', 'changed': True, 'failed': False, 'item': {'image': 'docker.io/pycontribs/centos:7', 'name': 'instance', 'pre_build_image': True}, 'ansible_loop_var': 'item'})</text:p>
          <text:p text:style-name="P4"/>
          <text:p text:style-name="P1">PLAY RECAP *********************************************************************</text:p>
          <text:p text:style-name="P1">localhost <text:s text:c="17"/>: ok=5 <text:s text:c="3"/>changed=2 <text:s text:c="3"/>unreachable=0 <text:s text:c="3"/>failed=0 <text:s text:c="3"/>skipped=4 <text:s text:c="3"/>rescued=0 <text:s text:c="3"/>ignored=0</text:p>
          <text:p text:style-name="P4"/>
          <text:p text:style-name="P1">INFO <text:s text:c="4"/>Running centos7 &gt; prepare</text:p>
          <text:p text:style-name="P1">WARNING <text:s/>Skipping, prepare playbook not configured.</text:p>
          <text:p text:style-name="P1">INFO <text:s text:c="4"/>Running centos7 &gt; converge</text:p>
          <text:p text:style-name="P1">[DEPRECATION WARNING]: Ansible will require Python 3.8 or newer on the</text:p>
          <text:p text:style-name="P1">controller starting with Ansible 2.12. Current version: 3.6.8 (default, Jun 26</text:p>
          <text:p text:style-name="P1">2023, 20:26:30) [GCC 8.5.0 20210514 (Red Hat 8.5.0-20)]. This feature will be</text:p>
          <text:p text:style-name="P1">removed from ansible-core in version 2.12. Deprecation warnings can be disabled</text:p>
          <text:p text:style-name="P3"><text:s/><text:span text:style-name="T3">by setting deprecation_warnings=False in ansible.cfg.</text:span></text:p>
          <text:p text:style-name="P4"/>
          <text:p text:style-name="P1">PLAY [Converge] ****************************************************************</text:p>
          <text:p text:style-name="P4"/>
          <text:p text:style-name="P1">TASK [Gathering Facts] *********************************************************</text:p>
          <text:p text:style-name="P1">/usr/local/lib/python3.6/site-packages/ansible/parsing/vault/__init__.py:44: CryptographyDeprecationWarning: Python 3.6 is no longer supported by the Python core team. Therefore, support for it is deprecated in cryptography. The next release of cryptography will remove support for Python 3.6.</text:p>
          <text:p text:style-name="P3"><text:s text:c="2"/><text:span text:style-name="T3">from cryptography.exceptions import InvalidSignature</text:span></text:p>
          <text:p text:style-name="P1">ok: [instance]</text:p>
          <text:p text:style-name="P4"/>
          <text:p text:style-name="P1">TASK [Include vector-role] *****************************************************</text:p>
          <text:p text:style-name="P4"/>
          <text:p text:style-name="P1">TASK [vector-role : Install vector] ********************************************</text:p>
          <text:p text:style-name="P1"><text:soft-page-break/>included: /opt/jenkins_agent/workspace/vector-role/tasks/install_vector_docker.yml for instance</text:p>
          <text:p text:style-name="P4"/>
          <text:p text:style-name="P1">TASK [vector-role : VECTOR | Install rpm] **************************************</text:p>
          <text:p text:style-name="P1">changed: [instance]</text:p>
          <text:p text:style-name="P4"/>
          <text:p text:style-name="P1">TASK [vector-role : VECTOR | Template config] **********************************</text:p>
          <text:p text:style-name="P1">changed: [instance]</text:p>
          <text:p text:style-name="P4"/>
          <text:p text:style-name="P1">TASK [vector-role : Put docker package on hold] ********************************</text:p>
          <text:p text:style-name="P1">ok: [instance]</text:p>
          <text:p text:style-name="P4"/>
          <text:p text:style-name="P1">TASK [vector-role : Install vector] ********************************************</text:p>
          <text:p text:style-name="P1">skipping: [instance]</text:p>
          <text:p text:style-name="P4"/>
          <text:p text:style-name="P1">PLAY RECAP *********************************************************************</text:p>
          <text:p text:style-name="P1">instance <text:s text:c="18"/>: ok=5 <text:s text:c="3"/>changed=2 <text:s text:c="3"/>unreachable=0 <text:s text:c="3"/>failed=0 <text:s text:c="3"/>skipped=1 <text:s text:c="3"/>rescued=0 <text:s text:c="3"/>ignored=0</text:p>
          <text:p text:style-name="P4"/>
          <text:p text:style-name="P1">INFO <text:s text:c="4"/>Running centos7 &gt; idempotence</text:p>
          <text:p text:style-name="P1">[DEPRECATION WARNING]: Ansible will require Python 3.8 or newer on the</text:p>
          <text:p text:style-name="P1">controller starting with Ansible 2.12. Current version: 3.6.8 (default, Jun 26</text:p>
          <text:p text:style-name="P1">2023, 20:26:30) [GCC 8.5.0 20210514 (Red Hat 8.5.0-20)]. This feature will be</text:p>
          <text:p text:style-name="P1">removed from ansible-core in version 2.12. Deprecation warnings can be disabled</text:p>
          <text:p text:style-name="P3"><text:s/><text:span text:style-name="T3">by setting deprecation_warnings=False in ansible.cfg.</text:span></text:p>
          <text:p text:style-name="P4"/>
          <text:p text:style-name="P1">PLAY [Converge] ****************************************************************</text:p>
          <text:p text:style-name="P4"/>
          <text:p text:style-name="P1">TASK [Gathering Facts] *********************************************************</text:p>
          <text:p text:style-name="P1">/usr/local/lib/python3.6/site-packages/ansible/parsing/vault/__init__.py:44: CryptographyDeprecationWarning: Python 3.6 is no longer supported by the Python core team. Therefore, support for it is deprecated in cryptography. The next release of cryptography will remove support for Python 3.6.</text:p>
          <text:p text:style-name="P3"><text:s text:c="2"/><text:span text:style-name="T3">from cryptography.exceptions import InvalidSignature</text:span></text:p>
          <text:p text:style-name="P1"><text:soft-page-break/>ok: [instance]</text:p>
          <text:p text:style-name="P4"/>
          <text:p text:style-name="P1">TASK [Include vector-role] *****************************************************</text:p>
          <text:p text:style-name="P4"/>
          <text:p text:style-name="P1">TASK [vector-role : Install vector] ********************************************</text:p>
          <text:p text:style-name="P1">included: /opt/jenkins_agent/workspace/vector-role/tasks/install_vector_docker.yml for instance</text:p>
          <text:p text:style-name="P4"/>
          <text:p text:style-name="P1">TASK [vector-role : VECTOR | Install rpm] **************************************</text:p>
          <text:p text:style-name="P1">ok: [instance]</text:p>
          <text:p text:style-name="P4"/>
          <text:p text:style-name="P1">TASK [vector-role : VECTOR | Template config] **********************************</text:p>
          <text:p text:style-name="P1">ok: [instance]</text:p>
          <text:p text:style-name="P4"/>
          <text:p text:style-name="P1">TASK [vector-role : Put docker package on hold] ********************************</text:p>
          <text:p text:style-name="P1">ok: [instance]</text:p>
          <text:p text:style-name="P4"/>
          <text:p text:style-name="P1">TASK [vector-role : Install vector] ********************************************</text:p>
          <text:p text:style-name="P1">skipping: [instance]</text:p>
          <text:p text:style-name="P4"/>
          <text:p text:style-name="P1">PLAY RECAP *********************************************************************</text:p>
          <text:p text:style-name="P1">instance <text:s text:c="18"/>: ok=5 <text:s text:c="3"/>changed=0 <text:s text:c="3"/>unreachable=0 <text:s text:c="3"/>failed=0 <text:s text:c="3"/>skipped=1 <text:s text:c="3"/>rescued=0 <text:s text:c="3"/>ignored=0</text:p>
          <text:p text:style-name="P4"/>
          <text:p text:style-name="P1">INFO <text:s text:c="4"/>Idempotence completed successfully.</text:p>
          <text:p text:style-name="P1">INFO <text:s text:c="4"/>Running centos7 &gt; side_effect</text:p>
          <text:p text:style-name="P1">WARNING <text:s/>Skipping, side effect playbook not configured.</text:p>
          <text:p text:style-name="P1">INFO <text:s text:c="4"/>Running centos7 &gt; verify</text:p>
          <text:p text:style-name="P1">INFO <text:s text:c="4"/>Running Ansible Verifier</text:p>
          <text:p text:style-name="P1">[DEPRECATION WARNING]: Ansible will require Python 3.8 or newer on the</text:p>
          <text:p text:style-name="P1">controller starting with Ansible 2.12. Current version: 3.6.8 (default, Jun 26</text:p>
          <text:p text:style-name="P1">2023, 20:26:30) [GCC 8.5.0 20210514 (Red Hat 8.5.0-20)]. This feature will be</text:p>
          <text:p text:style-name="P1">removed from ansible-core in version 2.12. Deprecation warnings can be disabled</text:p>
          <text:p text:style-name="P3"><text:s/><text:span text:style-name="T3">by setting deprecation_warnings=False in ansible.cfg.</text:span></text:p>
          <text:p text:style-name="P4"><text:soft-page-break/></text:p>
          <text:p text:style-name="P1">PLAY [Verify] ******************************************************************</text:p>
          <text:p text:style-name="P4"/>
          <text:p text:style-name="P1">TASK [Example assertion] *******************************************************</text:p>
          <text:p text:style-name="P1">/usr/local/lib/python3.6/site-packages/ansible/parsing/vault/__init__.py:44: CryptographyDeprecationWarning: Python 3.6 is no longer supported by the Python core team. Therefore, support for it is deprecated in cryptography. The next release of cryptography will remove support for Python 3.6.</text:p>
          <text:p text:style-name="P3"><text:s text:c="2"/><text:span text:style-name="T3">from cryptography.exceptions import InvalidSignature</text:span></text:p>
          <text:p text:style-name="P1">ok: [instance] =&gt; {</text:p>
          <text:p text:style-name="P3"><text:s text:c="4"/><text:span text:style-name="T3">"changed": false,</text:span></text:p>
          <text:p text:style-name="P3"><text:s text:c="4"/><text:span text:style-name="T3">"msg": "All assertions passed"</text:span></text:p>
          <text:p text:style-name="P1">}</text:p>
          <text:p text:style-name="P4"/>
          <text:p text:style-name="P1">TASK [Check Vector configs] ****************************************************</text:p>
          <text:p text:style-name="P1">changed: [instance]</text:p>
          <text:p text:style-name="P4"/>
          <text:p text:style-name="P1">TASK [Check Vector status] *****************************************************</text:p>
          <text:p text:style-name="P1">changed: [instance]</text:p>
          <text:p text:style-name="P4"/>
          <text:p text:style-name="P1">PLAY RECAP *********************************************************************</text:p>
          <text:p text:style-name="P1">instance <text:s text:c="18"/>: ok=3 <text:s text:c="3"/>changed=2 <text:s text:c="3"/>unreachable=0 <text:s text:c="3"/>failed=0 <text:s text:c="3"/>skipped=0 <text:s text:c="3"/>rescued=0 <text:s text:c="3"/>ignored=0</text:p>
          <text:p text:style-name="P4"/>
          <text:p text:style-name="P1">INFO <text:s text:c="4"/>Verifier completed successfully.</text:p>
          <text:p text:style-name="P1">INFO <text:s text:c="4"/>Running centos7 &gt; cleanup</text:p>
          <text:p text:style-name="P1">WARNING <text:s/>Skipping, cleanup playbook not configured.</text:p>
          <text:p text:style-name="P1">INFO <text:s text:c="4"/>Running centos7 &gt; destroy</text:p>
          <text:p text:style-name="P1">[DEPRECATION WARNING]: Ansible will require Python 3.8 or newer on the</text:p>
          <text:p text:style-name="P1">controller starting with Ansible 2.12. Current version: 3.6.8 (default, Jun 26</text:p>
          <text:p text:style-name="P1">2023, 20:26:30) [GCC 8.5.0 20210514 (Red Hat 8.5.0-20)]. This feature will be</text:p>
          <text:p text:style-name="P1">removed from ansible-core in version 2.12. Deprecation warnings can be disabled</text:p>
          <text:p text:style-name="P3"><text:s/><text:span text:style-name="T3">by setting deprecation_warnings=False in ansible.cfg.</text:span></text:p>
          <text:p text:style-name="P4"/>
          <text:p text:style-name="P1">PLAY [Destroy] *****************************************************************</text:p>
          <text:p text:style-name="P4"><text:soft-page-break/></text:p>
          <text:p text:style-name="P1">TASK [Destroy molecule instance(s)] ********************************************</text:p>
          <text:p text:style-name="P1">/usr/local/lib/python3.6/site-packages/ansible/parsing/vault/__init__.py:44: CryptographyDeprecationWarning: Python 3.6 is no longer supported by the Python core team. Therefore, support for it is deprecated in cryptography. The next release of cryptography will remove support for Python 3.6.</text:p>
          <text:p text:style-name="P3"><text:s text:c="2"/><text:span text:style-name="T3">from cryptography.exceptions import InvalidSignature</text:span></text:p>
          <text:p text:style-name="P1">changed: [localhost] =&gt; (item=instance)</text:p>
          <text:p text:style-name="P4"/>
          <text:p text:style-name="P1">TASK [Wait for instance(s) deletion to complete] *******************************</text:p>
          <text:p text:style-name="P1">FAILED - RETRYING: Wait for instance(s) deletion to complete (300 retries left).</text:p>
          <text:p text:style-name="P1">changed: [localhost] =&gt; (item=instance)</text:p>
          <text:p text:style-name="P4"/>
          <text:p text:style-name="P1">TASK [Delete docker networks(s)] ***********************************************</text:p>
          <text:p text:style-name="P4"/>
          <text:p text:style-name="P1">PLAY RECAP *********************************************************************</text:p>
          <text:p text:style-name="P1">localhost <text:s text:c="17"/>: ok=2 <text:s text:c="3"/>changed=2 <text:s text:c="3"/>unreachable=0 <text:s text:c="3"/>failed=0 <text:s text:c="3"/>skipped=1 <text:s text:c="3"/>rescued=0 <text:s text:c="3"/>ignored=0</text:p>
          <text:p text:style-name="P4"/>
          <text:p text:style-name="P1">INFO <text:s text:c="4"/>Pruning extra files from scenario ephemeral directory</text:p>
          <text:p text:style-name="P2">Finished: SUCCESS</text:p>
        </text:section>
      </text:section>
      <text:p text:style-name="P6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stem-ui" svg:font-family="system-ui, 'Segoe UI', roboto, 'Noto Sans', oxygen, ubuntu, cantarell, 'Fira Sans', 'Droid Sans', 'Helvetica Neue', arial, sans-serif, 'Apple Color Emoji', 'Segoe UI Emoji', 'Segoe UI Symbol'"/>
    <style:font-face style:name="var font-family-mono" svg:font-family="'var font-family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16:44:14.856538746</meta:creation-date>
    <dc:date>2023-08-14T16:44:32.432692767</dc:date>
    <meta:editing-duration>PT18S</meta:editing-duration>
    <meta:editing-cycles>1</meta:editing-cycles>
    <meta:document-statistic meta:table-count="0" meta:image-count="0" meta:object-count="0" meta:page-count="10" meta:paragraph-count="213" meta:word-count="1622" meta:character-count="16449" meta:non-whitespace-character-count="14665"/>
    <meta:generator>LibreOffice/7.3.7.2$Linux_X86_64 LibreOffice_project/30$Build-2</meta:generator>
  </office:meta>
</office:document-meta>
</file>